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 Tapeutape Map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an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r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xMDOLow</text:p>
          </table:table-cell>
          <table:table-cell/>
          <table:table-cell office:value-type="string" calcext:value-type="string">
            <text:p>Do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xMDOHigh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age</text:p>
          </table:table-cell>
          <table:table-cell/>
          <table:table-cell office:value-type="string" calcext:value-type="string">
            <text:p>Ré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F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xAnia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Sol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xAnia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braFemmes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Do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Ré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d Gadia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F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Sol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d Gadia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ocoRail</text:p>
          </table:table-cell>
          <table:table-cell/>
          <table:table-cell office:value-type="string" calcext:value-type="string">
            <text:p>Do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ocoDecompLow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ocoDecompMid</text:p>
          </table:table-cell>
          <table:table-cell/>
          <table:table-cell office:value-type="string" calcext:value-type="string">
            <text:p>Ré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ocoDecompHigh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etaBKick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kickSnare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kick1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kick2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kick3</text:p>
          </table:table-cell>
          <table:table-cell/>
          <table:table-cell office:value-type="string" calcext:value-type="string">
            <text:p>F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kick4</text:p>
          </table:table-cell>
          <table:table-cell/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riggyKick</text:p>
          </table:table-cell>
          <table:table-cell/>
          <table:table-cell office:value-type="string" calcext:value-type="string">
            <text:p>Sol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kick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kick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clap1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oule</text:p>
          </table:table-cell>
          <table:table-cell/>
          <table:table-cell office:value-type="string" calcext:value-type="string">
            <text:p>Do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clap2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xCSnare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hortSnar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atKick1</text:p>
          </table:table-cell>
          <table:table-cell/>
          <table:table-cell office:value-type="string" calcext:value-type="string">
            <text:p>Fa#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atKick2</text:p>
          </table:table-cell>
          <table:table-cell/>
          <table:table-cell office:value-type="string" calcext:value-type="string">
            <text:p>Sol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atKick3</text:p>
          </table:table-cell>
          <table:table-cell/>
          <table:table-cell office:value-type="string" calcext:value-type="string">
            <text:p>Sol#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jonGhost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jonBas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jonHaut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erbPeche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structHH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rboukCrash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rboukRide</text:p>
          </table:table-cell>
          <table:table-cell/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structCymb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erbCont1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erbCont2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erbCont3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erbCont4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erbCont5</text:p>
          </table:table-cell>
          <table:table-cell/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rbCont6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Do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Ré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F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ol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lamCo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Do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R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Ré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F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ol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La#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lamCont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 table:number-rows-repeated="104844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/00/0000</text:date>, <text:time style:data-style-name="N2" text:time-value="0000-00-00T23:40:35.548815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08:25:18.451916011</meta:creation-date>
    <dc:date>2014-08-10T01:19:48.632667429</dc:date>
    <meta:editing-duration>PT15M29S</meta:editing-duration>
    <meta:editing-cycles>43</meta:editing-cycles>
    <meta:generator>LibreOffice/4.1.5.3$Linux_X86_64 LibreOffice_project/410m0$Build-3</meta:generator>
    <meta:document-statistic meta:table-count="1" meta:cell-count="387" meta:object-count="0"/>
  </office:meta>
</office:document-meta>
</file>